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tyle="normal" fo:font-weight="normal" officeooo:rsid="00759f38" officeooo:paragraph-rsid="00759f38" style:font-style-asian="normal" style:font-weight-asian="normal" style:font-style-complex="normal" style:font-weight-complex="normal"/>
    </style:style>
    <style:style style:name="P2" style:family="paragraph" style:parent-style-name="Standard">
      <style:text-properties fo:font-style="normal" fo:font-weight="normal" officeooo:rsid="0075e34b" officeooo:paragraph-rsid="0075e34b" style:font-style-asian="normal" style:font-weight-asian="normal" style:font-style-complex="normal" style:font-weight-complex="normal"/>
    </style:style>
    <style:style style:name="P3" style:family="paragraph" style:parent-style-name="Standard">
      <style:text-properties fo:font-style="normal" fo:font-weight="normal" officeooo:rsid="007620b7" officeooo:paragraph-rsid="007620b7" style:font-style-asian="normal" style:font-weight-asian="normal" style:font-style-complex="normal" style:font-weight-complex="normal"/>
    </style:style>
    <style:style style:name="P4" style:family="paragraph" style:parent-style-name="Standard">
      <style:text-properties fo:font-style="normal" fo:font-weight="normal" officeooo:rsid="00774718" officeooo:paragraph-rsid="00774718" style:font-style-asian="normal" style:font-weight-asian="normal" style:font-style-complex="normal" style:font-weight-complex="normal"/>
    </style:style>
    <style:style style:name="P5" style:family="paragraph" style:parent-style-name="Standard">
      <style:text-properties fo:font-style="normal" fo:font-weight="normal" officeooo:rsid="00775c75" officeooo:paragraph-rsid="00775c75" style:font-style-asian="normal" style:font-weight-asian="normal" style:font-style-complex="normal" style:font-weight-complex="normal"/>
    </style:style>
    <style:style style:name="P6" style:family="paragraph" style:parent-style-name="Standard">
      <style:text-properties fo:font-style="normal" fo:font-weight="normal" officeooo:rsid="00786989" officeooo:paragraph-rsid="00786989" style:font-style-asian="normal" style:font-weight-asian="normal" style:font-style-complex="normal" style:font-weight-complex="normal"/>
    </style:style>
    <style:style style:name="P7" style:family="paragraph" style:parent-style-name="Standard">
      <style:text-properties fo:font-style="normal" fo:font-weight="normal" officeooo:rsid="007911df" officeooo:paragraph-rsid="007911df" style:font-style-asian="normal" style:font-weight-asian="normal" style:font-style-complex="normal" style:font-weight-complex="normal"/>
    </style:style>
    <style:style style:name="P8" style:family="paragraph" style:parent-style-name="Standard">
      <style:text-properties fo:font-style="normal" fo:font-weight="normal" officeooo:rsid="00795d59" officeooo:paragraph-rsid="00795d59" style:font-style-asian="normal" style:font-weight-asian="normal" style:font-style-complex="normal" style:font-weight-complex="normal"/>
    </style:style>
    <style:style style:name="P9" style:family="paragraph" style:parent-style-name="Standard">
      <style:text-properties fo:font-style="normal" fo:font-weight="normal" officeooo:rsid="00799e32" officeooo:paragraph-rsid="00799e32" style:font-style-asian="normal" style:font-weight-asian="normal" style:font-style-complex="normal" style:font-weight-complex="normal"/>
    </style:style>
    <style:style style:name="P10" style:family="paragraph" style:parent-style-name="Standard">
      <style:text-properties fo:font-style="normal" fo:font-weight="normal" officeooo:rsid="007b7bc2" officeooo:paragraph-rsid="007b7bc2" style:font-style-asian="normal" style:font-weight-asian="normal" style:font-style-complex="normal" style:font-weight-complex="normal"/>
    </style:style>
    <style:style style:name="P11" style:family="paragraph" style:parent-style-name="Standard">
      <style:text-properties fo:font-style="normal" fo:font-weight="normal" officeooo:rsid="007c3514" officeooo:paragraph-rsid="007c3514" style:font-style-asian="normal" style:font-weight-asian="normal" style:font-style-complex="normal" style:font-weight-complex="normal"/>
    </style:style>
    <style:style style:name="P12" style:family="paragraph" style:parent-style-name="Standard">
      <style:text-properties fo:font-style="normal" fo:font-weight="normal" officeooo:rsid="007c3514" officeooo:paragraph-rsid="007d587b" style:font-style-asian="normal" style:font-weight-asian="normal" style:font-style-complex="normal" style:font-weight-complex="normal"/>
    </style:style>
    <style:style style:name="P13" style:family="paragraph" style:parent-style-name="Standard">
      <style:text-properties fo:font-style="normal" fo:font-weight="normal" officeooo:rsid="007d587b" officeooo:paragraph-rsid="007d587b" style:font-style-asian="normal" style:font-weight-asian="normal" style:font-style-complex="normal" style:font-weight-complex="normal"/>
    </style:style>
    <style:style style:name="P14" style:family="paragraph" style:parent-style-name="Standard">
      <style:text-properties fo:font-style="normal" fo:font-weight="normal" officeooo:rsid="007eb22d" officeooo:paragraph-rsid="007eb22d" style:font-style-asian="normal" style:font-weight-asian="normal" style:font-style-complex="normal" style:font-weight-complex="normal"/>
    </style:style>
    <style:style style:name="P15" style:family="paragraph" style:parent-style-name="Standard">
      <style:text-properties fo:font-style="normal" fo:font-weight="normal" officeooo:rsid="007eb22d" officeooo:paragraph-rsid="007f10d0" style:font-style-asian="normal" style:font-weight-asian="normal" style:font-style-complex="normal" style:font-weight-complex="normal"/>
    </style:style>
    <style:style style:name="P16" style:family="paragraph" style:parent-style-name="Standard">
      <style:text-properties fo:font-style="normal" fo:font-weight="normal" officeooo:rsid="007f10d0" officeooo:paragraph-rsid="0081ecd3" style:font-style-asian="normal" style:font-weight-asian="normal" style:font-style-complex="normal" style:font-weight-complex="normal"/>
    </style:style>
    <style:style style:name="P17" style:family="paragraph" style:parent-style-name="Standard">
      <style:text-properties fo:font-style="normal" fo:font-weight="normal" officeooo:rsid="007f6ec7" officeooo:paragraph-rsid="0081ecd3" style:font-style-asian="normal" style:font-weight-asian="normal" style:font-style-complex="normal" style:font-weight-complex="normal"/>
    </style:style>
    <style:style style:name="P18" style:family="paragraph" style:parent-style-name="Standard">
      <style:text-properties fo:font-style="normal" fo:font-weight="normal" officeooo:rsid="008040eb" officeooo:paragraph-rsid="0081ecd3" style:font-style-asian="normal" style:font-weight-asian="normal" style:font-style-complex="normal" style:font-weight-complex="normal"/>
    </style:style>
    <style:style style:name="P19" style:family="paragraph" style:parent-style-name="Standard">
      <style:text-properties fo:font-style="normal" fo:font-weight="normal" officeooo:rsid="0081ecd3" officeooo:paragraph-rsid="0081ecd3" style:font-style-asian="normal" style:font-weight-asian="normal" style:font-style-complex="normal" style:font-weight-complex="normal"/>
    </style:style>
    <style:style style:name="P20" style:family="paragraph" style:parent-style-name="Standard">
      <style:text-properties fo:font-style="normal" fo:font-weight="normal" officeooo:rsid="0081ecd3" officeooo:paragraph-rsid="008adad3" style:font-style-asian="normal" style:font-weight-asian="normal" style:font-style-complex="normal" style:font-weight-complex="normal"/>
    </style:style>
    <style:style style:name="P21" style:family="paragraph" style:parent-style-name="Standard">
      <style:text-properties fo:font-style="normal" fo:font-weight="normal" officeooo:rsid="0088a3c9" officeooo:paragraph-rsid="0088a3c9" style:font-style-asian="normal" style:font-weight-asian="normal" style:font-style-complex="normal" style:font-weight-complex="normal"/>
    </style:style>
    <style:style style:name="P22" style:family="paragraph" style:parent-style-name="Standard">
      <style:text-properties fo:font-style="normal" fo:font-weight="normal" officeooo:rsid="0089eeff" officeooo:paragraph-rsid="0088a3c9" style:font-style-asian="normal" style:font-weight-asian="normal" style:font-style-complex="normal" style:font-weight-complex="normal"/>
    </style:style>
    <style:style style:name="P23" style:family="paragraph" style:parent-style-name="Standard">
      <style:text-properties fo:font-style="normal" fo:font-weight="normal" officeooo:rsid="0089eeff" officeooo:paragraph-rsid="0089eeff" style:font-style-asian="normal" style:font-weight-asian="normal" style:font-style-complex="normal" style:font-weight-complex="normal"/>
    </style:style>
    <style:style style:name="P24" style:family="paragraph" style:parent-style-name="Standard">
      <style:text-properties fo:font-style="normal" fo:font-weight="normal" officeooo:rsid="008adad3" officeooo:paragraph-rsid="008adad3" style:font-style-asian="normal" style:font-weight-asian="normal" style:font-style-complex="normal" style:font-weight-complex="normal"/>
    </style:style>
    <style:style style:name="P25" style:family="paragraph" style:parent-style-name="Standard">
      <style:text-properties fo:font-style="normal" fo:font-weight="normal" officeooo:rsid="008c91c6" officeooo:paragraph-rsid="008c91c6" style:font-style-asian="normal" style:font-weight-asian="normal" style:font-style-complex="normal" style:font-weight-complex="normal"/>
    </style:style>
    <style:style style:name="P26" style:family="paragraph" style:parent-style-name="Standard">
      <style:text-properties fo:font-style="normal" fo:font-weight="normal" officeooo:rsid="008c926e" officeooo:paragraph-rsid="008c926e" style:font-style-asian="normal" style:font-weight-asian="normal" style:font-style-complex="normal" style:font-weight-complex="normal"/>
    </style:style>
    <style:style style:name="P27" style:family="paragraph" style:parent-style-name="Standard">
      <style:text-properties fo:font-style="normal" fo:font-weight="normal" officeooo:rsid="008d7595" officeooo:paragraph-rsid="008d7595" style:font-style-asian="normal" style:font-weight-asian="normal" style:font-style-complex="normal" style:font-weight-complex="normal"/>
    </style:style>
    <style:style style:name="P28" style:family="paragraph" style:parent-style-name="Standard">
      <style:text-properties fo:font-style="normal" fo:font-weight="normal" officeooo:rsid="008e0324" officeooo:paragraph-rsid="008e0324" style:font-style-asian="normal" style:font-weight-asian="normal" style:font-style-complex="normal" style:font-weight-complex="normal"/>
    </style:style>
    <style:style style:name="P29" style:family="paragraph" style:parent-style-name="Standard">
      <style:text-properties fo:font-style="normal" fo:font-weight="normal" officeooo:rsid="008fd25f" officeooo:paragraph-rsid="008fd25f" style:font-style-asian="normal" style:font-weight-asian="normal" style:font-style-complex="normal" style:font-weight-complex="normal"/>
    </style:style>
    <style:style style:name="P30" style:family="paragraph" style:parent-style-name="Standard">
      <style:text-properties fo:font-style="normal" fo:font-weight="normal" officeooo:rsid="00923f07" officeooo:paragraph-rsid="00923f07" style:font-style-asian="normal" style:font-weight-asian="normal" style:font-style-complex="normal" style:font-weight-complex="normal"/>
    </style:style>
    <style:style style:name="P31" style:family="paragraph" style:parent-style-name="Standard">
      <style:text-properties fo:font-style="normal" fo:font-weight="normal" officeooo:rsid="0093413c" officeooo:paragraph-rsid="0093413c" style:font-style-asian="normal" style:font-weight-asian="normal" style:font-style-complex="normal" style:font-weight-complex="normal"/>
    </style:style>
    <style:style style:name="P32" style:family="paragraph" style:parent-style-name="Standard">
      <style:text-properties fo:font-style="normal" fo:font-weight="normal" officeooo:rsid="00953f54" officeooo:paragraph-rsid="00953f54" style:font-style-asian="normal" style:font-weight-asian="normal" style:font-style-complex="normal" style:font-weight-complex="normal"/>
    </style:style>
    <style:style style:name="P33" style:family="paragraph" style:parent-style-name="Standard">
      <style:text-properties fo:font-style="normal" fo:font-weight="normal" officeooo:rsid="0096beb4" officeooo:paragraph-rsid="0096beb4" style:font-style-asian="normal" style:font-weight-asian="normal" style:font-style-complex="normal" style:font-weight-complex="normal"/>
    </style:style>
    <style:style style:name="P34" style:family="paragraph" style:parent-style-name="Standard">
      <style:text-properties fo:font-style="normal" fo:font-weight="normal" officeooo:rsid="0098772e" officeooo:paragraph-rsid="0098772e" style:font-style-asian="normal" style:font-weight-asian="normal" style:font-style-complex="normal" style:font-weight-complex="normal"/>
    </style:style>
    <style:style style:name="P35" style:family="paragraph" style:parent-style-name="Standard">
      <style:text-properties fo:font-style="normal" fo:font-weight="normal" officeooo:rsid="0099e459" officeooo:paragraph-rsid="0099e459" style:font-style-asian="normal" style:font-weight-asian="normal" style:font-style-complex="normal" style:font-weight-complex="normal"/>
    </style:style>
    <style:style style:name="P36" style:family="paragraph" style:parent-style-name="Standard">
      <style:text-properties fo:font-style="normal" fo:font-weight="normal" officeooo:rsid="009b62ea" officeooo:paragraph-rsid="009b62ea" style:font-style-asian="normal" style:font-weight-asian="normal" style:font-style-complex="normal" style:font-weight-complex="normal"/>
    </style:style>
    <style:style style:name="P37" style:family="paragraph" style:parent-style-name="Standard">
      <style:text-properties fo:font-style="normal" fo:font-weight="normal" officeooo:rsid="009bc413" officeooo:paragraph-rsid="009bc413" style:font-style-asian="normal" style:font-weight-asian="normal" style:font-style-complex="normal" style:font-weight-complex="normal"/>
    </style:style>
    <style:style style:name="P38" style:family="paragraph" style:parent-style-name="Standard">
      <style:text-properties fo:font-style="normal" fo:font-weight="normal" officeooo:rsid="009d5f0a" officeooo:paragraph-rsid="009d5f0a" style:font-style-asian="normal" style:font-weight-asian="normal" style:font-style-complex="normal" style:font-weight-complex="normal"/>
    </style:style>
    <style:style style:name="P39" style:family="paragraph" style:parent-style-name="Standard">
      <style:text-properties fo:font-style="normal" fo:font-weight="normal" officeooo:rsid="00a060cc" officeooo:paragraph-rsid="00a060cc" style:font-style-asian="normal" style:font-weight-asian="normal" style:font-style-complex="normal" style:font-weight-complex="normal"/>
    </style:style>
    <style:style style:name="P40" style:family="paragraph" style:parent-style-name="Standard">
      <style:text-properties officeooo:paragraph-rsid="00837824"/>
    </style:style>
    <style:style style:name="P41" style:family="paragraph" style:parent-style-name="Standard">
      <style:text-properties officeooo:rsid="0083b5db" officeooo:paragraph-rsid="0083b5db"/>
    </style:style>
    <style:style style:name="P42" style:family="paragraph" style:parent-style-name="Standard">
      <style:text-properties officeooo:rsid="008628be" officeooo:paragraph-rsid="008628be"/>
    </style:style>
    <style:style style:name="P43" style:family="paragraph" style:parent-style-name="Standard">
      <style:text-properties officeooo:rsid="0087af18" officeooo:paragraph-rsid="0087af18"/>
    </style:style>
    <style:style style:name="P44" style:family="paragraph" style:parent-style-name="Standard">
      <style:text-properties officeooo:rsid="0088a3c9" officeooo:paragraph-rsid="0088a3c9"/>
    </style:style>
    <style:style style:name="P45" style:family="paragraph" style:parent-style-name="Standard">
      <style:text-properties fo:color="#000000" style:font-name="Liberation Serif" fo:font-style="normal" fo:font-weight="normal" officeooo:rsid="00837824" officeooo:paragraph-rsid="00837824" style:font-style-asian="normal" style:font-weight-asian="normal" style:font-style-complex="normal" style:font-weight-complex="normal"/>
    </style:style>
    <style:style style:name="P46" style:family="paragraph" style:parent-style-name="Standard">
      <style:text-properties fo:color="#000000" style:font-name="Liberation Serif" fo:font-style="normal" fo:font-weight="normal" officeooo:rsid="0083b5db" officeooo:paragraph-rsid="0083b5db" style:font-style-asian="normal" style:font-weight-asian="normal" style:font-style-complex="normal" style:font-weight-complex="normal"/>
    </style:style>
    <style:style style:name="P47" style:family="paragraph" style:parent-style-name="Standard">
      <style:text-properties fo:color="#000000" style:font-name="Liberation Serif" fo:font-style="normal" fo:font-weight="normal" officeooo:rsid="0084cd8e" officeooo:paragraph-rsid="0084cd8e" style:font-style-asian="normal" style:font-weight-asian="normal" style:font-style-complex="normal" style:font-weight-complex="normal"/>
    </style:style>
    <style:style style:name="P48" style:family="paragraph" style:parent-style-name="Standard">
      <style:text-properties fo:color="#000000" style:font-name="Liberation Serif" fo:font-style="normal" fo:font-weight="normal" officeooo:rsid="00852e37" officeooo:paragraph-rsid="00852e37" style:font-style-asian="normal" style:font-weight-asian="normal" style:font-style-complex="normal" style:font-weight-complex="normal"/>
    </style:style>
    <style:style style:name="P49" style:family="paragraph" style:parent-style-name="Standard">
      <style:text-properties fo:color="#000000" style:font-name="Liberation Serif" fo:font-style="normal" fo:font-weight="normal" officeooo:rsid="008628be" officeooo:paragraph-rsid="008628be" style:font-style-asian="normal" style:font-weight-asian="normal" style:font-style-complex="normal" style:font-weight-complex="normal"/>
    </style:style>
    <style:style style:name="P50" style:family="paragraph" style:parent-style-name="Standard">
      <style:text-properties fo:color="#000000" style:font-name="Liberation Serif" fo:font-style="normal" fo:font-weight="normal" officeooo:rsid="00a6bcfd" officeooo:paragraph-rsid="008628be" style:font-style-asian="normal" style:font-weight-asian="normal" style:font-style-complex="normal" style:font-weight-complex="normal"/>
    </style:style>
    <style:style style:name="P51" style:family="paragraph" style:parent-style-name="Standard">
      <style:text-properties fo:font-style="normal" fo:font-weight="normal" officeooo:rsid="00a060cc" officeooo:paragraph-rsid="00a060cc" style:font-style-asian="normal" style:font-weight-asian="normal" style:font-style-complex="normal" style:font-weight-complex="normal"/>
    </style:style>
    <style:style style:name="P52" style:family="paragraph" style:parent-style-name="Standard">
      <style:text-properties fo:font-style="normal" fo:font-weight="normal" officeooo:rsid="00a19403" officeooo:paragraph-rsid="00a19403" style:font-style-asian="normal" style:font-weight-asian="normal" style:font-style-complex="normal" style:font-weight-complex="normal"/>
    </style:style>
    <style:style style:name="P53" style:family="paragraph" style:parent-style-name="Standard">
      <style:text-properties fo:font-style="normal" fo:font-weight="normal" officeooo:rsid="00a2024d" officeooo:paragraph-rsid="00a2024d" style:font-style-asian="normal" style:font-weight-asian="normal" style:font-style-complex="normal" style:font-weight-complex="normal"/>
    </style:style>
    <style:style style:name="T1" style:family="text">
      <style:text-properties officeooo:rsid="00775c75"/>
    </style:style>
    <style:style style:name="T2" style:family="text">
      <style:text-properties officeooo:rsid="00786989"/>
    </style:style>
    <style:style style:name="T3" style:family="text">
      <style:text-properties officeooo:rsid="007911df"/>
    </style:style>
    <style:style style:name="T4" style:family="text">
      <style:text-properties officeooo:rsid="007b7bc2"/>
    </style:style>
    <style:style style:name="T5" style:family="text">
      <style:text-properties officeooo:rsid="007c3514"/>
    </style:style>
    <style:style style:name="T6" style:family="text">
      <style:text-properties officeooo:rsid="007d587b"/>
    </style:style>
    <style:style style:name="T7" style:family="text">
      <style:text-properties officeooo:rsid="007f10d0"/>
    </style:style>
    <style:style style:name="T8" style:family="text">
      <style:text-properties style:text-underline-style="solid" style:text-underline-width="auto" style:text-underline-color="font-color"/>
    </style:style>
    <style:style style:name="T9" style:family="text">
      <style:text-properties fo:font-style="italic" style:font-style-asian="italic" style:font-style-complex="italic"/>
    </style:style>
    <style:style style:name="T10" style:family="text">
      <style:text-properties officeooo:rsid="0081ecd3"/>
    </style:style>
    <style:style style:name="T11" style:family="text">
      <style:text-properties officeooo:rsid="00837824"/>
    </style:style>
    <style:style style:name="T12" style:family="text">
      <style:text-properties fo:font-variant="normal" fo:text-transform="none" fo:color="#000000" style:font-name="Liberation Serif" fo:font-size="12pt" fo:letter-spacing="normal" fo:font-style="normal" fo:font-weight="normal" style:font-weight-asian="normal" style:font-weight-complex="normal"/>
    </style:style>
    <style:style style:name="T13" style:family="text">
      <style:text-properties fo:font-variant="normal" fo:text-transform="none" fo:color="#000000" style:font-name="Liberation Serif" fo:letter-spacing="normal" fo:font-weight="normal" style:font-weight-asian="normal" style:font-weight-complex="normal"/>
    </style:style>
    <style:style style:name="T14" style:family="text">
      <style:text-properties fo:color="#000000" style:font-name="Liberation Serif" fo:font-style="normal" fo:font-weight="normal" style:font-style-asian="normal" style:font-weight-asian="normal" style:font-style-complex="normal" style:font-weight-complex="normal"/>
    </style:style>
    <style:style style:name="T15" style:family="text">
      <style:text-properties fo:color="#000000" style:font-name="Liberation Serif" fo:font-style="normal" fo:font-weight="normal" officeooo:rsid="0081ecd3" style:font-style-asian="normal" style:font-weight-asian="normal" style:font-style-complex="normal" style:font-weight-complex="normal"/>
    </style:style>
    <style:style style:name="T16" style:family="text">
      <style:text-properties fo:color="#000000" style:font-name="Liberation Serif" fo:font-style="normal" fo:font-weight="normal" officeooo:rsid="00837824" style:font-style-asian="normal" style:font-weight-asian="normal" style:font-style-complex="normal" style:font-weight-complex="normal"/>
    </style:style>
    <style:style style:name="T17" style:family="text">
      <style:text-properties officeooo:rsid="0087af18"/>
    </style:style>
    <style:style style:name="T18" style:family="text">
      <style:text-properties officeooo:rsid="0088a3c9"/>
    </style:style>
    <style:style style:name="T19" style:family="text">
      <style:text-properties officeooo:rsid="0088e959"/>
    </style:style>
    <style:style style:name="T20" style:family="text">
      <style:text-properties officeooo:rsid="008040eb"/>
    </style:style>
    <style:style style:name="T21" style:family="text">
      <style:text-properties officeooo:rsid="008adad3"/>
    </style:style>
    <style:style style:name="T22" style:family="text">
      <style:text-properties officeooo:rsid="008c91c6"/>
    </style:style>
    <style:style style:name="T23" style:family="text">
      <style:text-properties officeooo:rsid="008c926e"/>
    </style:style>
    <style:style style:name="T24" style:family="text">
      <style:text-properties officeooo:rsid="008d7595"/>
    </style:style>
    <style:style style:name="T25" style:family="text">
      <style:text-properties officeooo:rsid="008e0324"/>
    </style:style>
    <style:style style:name="T26" style:family="text">
      <style:text-properties officeooo:rsid="008fd25f"/>
    </style:style>
    <style:style style:name="T27" style:family="text">
      <style:text-properties officeooo:rsid="0090bd45"/>
    </style:style>
    <style:style style:name="T28" style:family="text">
      <style:text-properties officeooo:rsid="0093413c"/>
    </style:style>
    <style:style style:name="T29" style:family="text">
      <style:text-properties officeooo:rsid="00964e0e"/>
    </style:style>
    <style:style style:name="T30" style:family="text">
      <style:text-properties officeooo:rsid="0096beb4"/>
    </style:style>
    <style:style style:name="T31" style:family="text">
      <style:text-properties officeooo:rsid="0098772e"/>
    </style:style>
    <style:style style:name="T32" style:family="text">
      <style:text-properties officeooo:rsid="009b62ea"/>
    </style:style>
    <style:style style:name="T33" style:family="text">
      <style:text-properties officeooo:rsid="009bc413"/>
    </style:style>
    <style:style style:name="T34" style:family="text">
      <style:text-properties officeooo:rsid="009d5f0a"/>
    </style:style>
    <style:style style:name="T35" style:family="text">
      <style:text-properties style:font-name="Liberation Serif" fo:font-size="12pt" fo:font-style="italic" officeooo:rsid="0010dad4" style:font-size-asian="12pt" style:font-style-asian="italic" style:font-size-complex="12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И всё-таки меня неотступно преследовала надежда, настолько радостно звучал голос Иры при разговоре со мной по телефону. Может?..</text:p>
      <text:p text:style-name="P1">И она не виновата, что тёща решила выставить меня перед тобой озверелым двереломом. И <text:span text:style-name="T27">наверняка </text:span>даже не посоветова<text:span text:style-name="T27">вши</text:span>сь с Ирой, у которой голос был как у моей Иры...</text:p>
      <text:p text:style-name="P1">Чтобы удостоверить эти упованья, я поехал на Мир, на переговорный пункт междугородней телефонной связи рядом с Главпочтамтом.</text:p>
      <text:p text:style-name="P1">Стеклянная дверь и витринные стены отделили от шума трамваев и площадной суеты перед Универмагом. Женщина за длинным прилавком со стеклянным барьерчиком записала в квитанцию город и номер телефона, по которому звоню. Я заплатил.</text:p>
      <text:p text:style-name="P1">Она сняла свой телефон и кому-то сказала, чтобы дали Нежин, 4-59-83.</text:p>
      <text:p text:style-name="P1">Я сунул квитанцию в задний карман джинсов и стал ещё одним из немногочисленных ожидающих.</text:p>
      <text:p text:style-name="P1">Когда где-то в другом городе кто-то подымал трубку телефона с заказанным номером, ему говорили, что Конотоп на связи, а в зале переговорного пункта чёрный динамик кричал женским голосом в какую кабинку зайти для разговора с тем городом.</text:p>
      <text:p text:style-name="P1">В указанной кабинке за стеклом в верхней половине двери вспыхивала электрическая лампочка, заливая жёлтым светом тесные стены из прессованной фанеры ДСП. Ожидавший заходил в этот отсек с телефоном на маленькой полочке в углу и высоким табуретом с засиженным плюшевым сиденьем. Не знаю мягкое оно, или жёсткое — я никогда не садился.</text:p>
      <text:p text:style-name="P1">- Алма-Ата! Номер не отвечает! Что будете делать?</text:p>
      <text:p text:style-name="P1">- Повторите!</text:p>
      <text:p text:style-name="P2">В динамике слышались отголоски долгих гудков телефона в далёкой Алма-Ате.</text:p>
      <text:p text:style-name="P2">- Петразаводск! Двенадцатая кабина!</text:p>
      <text:p text:style-name="P2">Кто что говорит в узкой кабинке в зале не разобрать, если только не начнёт орать из-за плохой связи.</text:p>
      <text:p text:style-name="P2">- Алма-Ата! Номер <text:s/>не отвечает!</text:p>
      <text:p text:style-name="P2">- Снимайте!</text:p>
      <text:p text:style-name="P2">Не дождавшийся возвращает квитанцию, а ему его деньги.</text:p>
      <text:p text:style-name="P2">- Нежин на линии!</text:p>
      <text:p text:style-name="P2">Я захожу в кабинку и отворачиваюсь спиной к залу за стеклом в верхней половине её двери. Очень трудно говорить, когда так трепыхается сердце.</text:p>
      <text:p text:style-name="P2">- Позовите Иру, пожалуйста.</text:p>
      <text:p text:style-name="P2">- Кто говорит?</text:p>
      <text:p text:style-name="P2">- Сергей Огольцов.</text:p>
      <text:p text:style-name="P2">- Сейчас...</text:p>
      <text:p text:style-name="P2">- Да.</text:p>
      <text:p text:style-name="P2">И трепыханье враз унялось, стиснутое повеявшим из её голоса дыханьем вечной мерзлоты.</text:p>
      <text:p text:style-name="P2">Я здороваюсь что-то говорю, но слышу, что мне не пробиться сквозь намертво схватившийся лёд.</text:p>
      <text:p text:style-name="P2">- Слушай, я ничего не прошу, но девочке нужен отец.</text:p>
      <text:p text:style-name="P2">- Можешь не беспокоиться, у неё уже есть отец.</text:p>
      <text:p text:style-name="P2">- Да?.. Это... хорошо.</text:p>
      <text:p text:style-name="P2">Разговор окончен. Я ухожу с переговорного, но в стеклянной клетке входного тамбура оглядываюсь на кабинку, где уже погас свет и говорю сам себе:</text:p>
      <text:p text:style-name="P2">- Смотри, номер семь. Седьмой номер — это где тебя распинают...</text:p>
      <text:p text:style-name="P2"/>
      <text:p text:style-name="P2">Где Великобритания, а где Конотоп; но — поди ж ты! — из-за неё, а точнее из-за её коммунистов, а совсем в точку из-за их газеты «Morning Star» я не попал на свадьбу своей сестры Наташи тем летом.</text:p>
      <text:p text:style-name="P2">Ведь, если внимательно вдуматься, именно «Morning Star» виновата в моём повторном попадании в дурдом.</text:p>
      <text:p text:style-name="P2"/>
      <text:p text:style-name="P2"><text:soft-page-break/>Когда ежедневно читаешь новости бывшие две недели назад <text:s/>новостями в туманном Альбионе, то начинаешь сопереживать лейбористскому движению и имена Майкла Фута и Тони Бенна уже не такой пустой звук, как фамилии Суслов, или Подгорный, или кто там ещё в этом Политбюро ЦК КПСС.</text:p>
      <text:p text:style-name="P3">Глава британского правительства Маргарет Тэтчер перестаёт быть «дорогая госпожа Маргарет Тэтчер!», а становится той железной сучкой, что за пару занюханных свитеров заморила голодной смертью двадцать девять ирландских парней.</text:p>
      <text:p text:style-name="P3">То есть происходит сдвиг <text:s/>в сторону неадекватного восприятия окружающих реалий. Начинаешь себя вести, как шахтёр из графства Кент, или работник коммунального хозяйства города Манчестер.</text:p>
      <text:p text:style-name="P3">Конечно, я мог бы сослаться на недостаточную информированность — ведь я жил в эпоху застоя, о том не догадываясь. Однако, это слабое оправдание, потому что в одинаково недогадливых условиях жил и тот работник КГБ, которому поступил звонок из СМП-615.</text:p>
      <text:p text:style-name="P3">В разгар лета, когда на полях страны идёт страда развернувшейся битвы за урожай, когда шахтёры Кузбасса обещают в текущем году выдать на-горá миллионную тонну чёрного золота, когда он, этот работник КГБ, до сих пор всё ещё не решил — ехать ли в субботу на дачу в Жолдаки, или всё же махнуть на Десну, откуда вторую неделю мужики возвращаются с хорошим уловом...</text:p>
      <text:p text:style-name="P3">Звонок.</text:p>
      <text:p text:style-name="P3">ЧП.</text:p>
      <text:p text:style-name="P3">В СМП-615 забастовка и сидячая демонстрация. </text:p>
      <text:p text:style-name="P3">Сколько человек?</text:p>
      <text:p text:style-name="P3">Один.</text:p>
      <text:p text:style-name="P3">Где конкретно?</text:p>
      <text:p text:style-name="P3">На крыльце административно-бытового корпуса.</text:p>
      <text:p text:style-name="P3">Ничего не предпринимайте до приезда сотрудников.</text:p>
      <text:p text:style-name="P3"/>
      <text:p text:style-name="P3">Да, я сидел на бетонном крыльце двуступенчатого крыльца двухэтажного административно-бытового корпуса.</text:p>
      <text:p text:style-name="P3">Да, это была забастовка, потому что в десять утра, вместо того чтобы звенеть кельмой и мантулить кирпич на кирпич, я переоделся в вагончике на Семи Ветрах и заявился на базу.</text:p>
      <text:p text:style-name="P3">Да, забастовка была сидячей и, чтобы удобнее было сидеть, я взял деревянный стул в сторожке на проходной и притащил его на крыльцо административно-бытового корпуса.</text:p>
      <text:p text:style-name="P3"/>
      <text:p text:style-name="P4">Шёл классически летний день, в синем небе над производственным корпусом неподвижно висел громадный клуб одиночного плотно-белого облака. По высокой железнодорожной насыпи позади растворного узла <text:span text:style-name="T1">с торопливым перестуком пролетали скорые поезда, увесисто погромыхивали составы товарняков.</text:span></text:p>
      <text:p text:style-name="P5">Шёл трудовой день и только я ничего не делал, а парился в этой рубашке из голубого ацетатного шёлка — он такая же хрень, как и нейлон, просто чуть мягче.</text:p>
      <text:p text:style-name="P5">Я сидел сбоку от входа, чтобы не загораживать дорогу изредка проходящим работникам СМП-615. Двум слесарям, мужьям Лиды и Виты из нашей бригады, когда те спросили, чё это я тут, <text:s/>а не на работе, я без объяснений указал на доску трудовых показателей за месяц с покрытием из коричневого линолеума, поставленную на том же крыльце, но с другой стороны от входа. А главный механик и сам догадался прочитать.</text:p>
      <text:p text:style-name="P5">Вообще-то, эта доска пожизненно висела в вестибюле, рядом с окошечком касы, храня девственную чистоту своего линолеума, хотя на её рамочке сверху лежал кусок мела. Сегодня пробил её звёздный час и вот она тут — покрытая напыщенным почерком, по которому без всякой графологии можно распознать графомана:</text:p>
      <text:p text:style-name="P5"><text:tab/><text:tab/><text:tab/>«Наш профсоюзный босс — лгун!</text:p>
      <text:p text:style-name="P5"><text:tab/><text:tab/><text:tab/> Слаушевского — к ногтю!»</text:p>
      <text:p text:style-name="P5">Я знаю, что случись такое где-нибудь в Англии, возле этой доски уже сфотографировались <text:soft-page-break/>бы молодые представители от обеих фракций партии лейбористов, а репортёры всё той же «Morning Star» уже брали бы у меня интервью — за что такая нетерпимость к профсоюзному лидеру?</text:p>
      <text:p text:style-name="P5">До сегодняшнего утра я тоже питал к нему только симпатии. У бригадира плотников, Анатолия Слаушевского, приятная внешность под стрижкой молочно-седых волос. <text:span text:style-name="T2">В Голливуде он запросто сделал бы карьеру снимаясь в роли благородного шерифа в различных вестернах.</text:span></text:p>
      <text:p text:style-name="P6">Но и у нас благородный вид в цене и Слаушевского год за годом избирают в председатели профкома СМП-615. Эта должность, считай что, не оплачивается, так что он тоже живёт на одну зарплату. Как все.</text:p>
      <text:p text:style-name="P6">И он думал, что я его пойму, как все, когда он мне сегодня утром на объекте сообщил:</text:p>
      <text:p text:style-name="P6">- Не будет дела.</text:p>
      <text:p text:style-name="P6">- Как не будет?</text:p>
      <text:p text:style-name="P6">- А вот так — не будет дела.</text:p>
      <text:p text:style-name="P6">Разве мог он предположить, что его за это белым по коричневому обзовут «боссом» и потребуют ногтевой расправы?</text:p>
      <text:p text:style-name="P6"/>
      <text:p text:style-name="P6">Симпатии — вещь недолговечная. Месяц назад я его обнять был готов, когда он мен сказал про путёвку в пионерлагерь «Артек». Конечно — хочу! Всё своё пионерское детство мечтал побывать в солнечном «Артеке» на побережье Крыма. Теперь, понятно, по возрасту не вписываюсь, но Леночка будет рада поехать на Чёрное море.</text:p>
      <text:p text:style-name="P6">На самом деле, Леночка немного испугалась и начала спрашивать бабушку, но та сказала, что «Артек» - это очень хорошо. И Леночка уже прошла всех врачей медицинской комиссии из детской поликлиники, и даже выбрала какой возьмёт с собою чемодан с вещами для «Артека».</text:p>
      <text:p text:style-name="P6">- Не будет дела.</text:p>
      <text:p text:style-name="P6">Месяц назад Слаушевский ещё не знал, что кто-то ещё догадается, что «Артек» — <text:s/>это хорошо, потому-то и предложил путёвку мне хорошо, за счёт профсоюза.</text:p>
      <text:p text:style-name="P6">И не важно, что догадливый из другой организации, и не важно кто из начальства СМП-615 похвастал ему про эту путёвку; в любом случае, его должность выше, чем у каменщика.</text:p>
      <text:p text:style-name="P6">- Не будет дела.</text:p>
      <text:p text:style-name="P6">Если живёшь на одну зарплату — должен быть понятливым. Как все. </text:p>
      <text:p text:style-name="P6">Пришмыгни носом, почеши в затылке, выматерись, наконец, и иди паши дальше. Зачем на Слаушевского бочку катить? Он тоже — как все.</text:p>
      <text:p text:style-name="P6"/>
      <text:p text:style-name="P6">Мне известно, как всё это обернулось бы в Англии, <text:span text:style-name="T3">но я не знаю что будет дальше здесь. Поэтому у меня роль созерцателя в ацетатных шелках — придётся расстегнуть пару пуговиц, а то слишком жарко.</text:span></text:p>
      <text:p text:style-name="P6"/>
      <text:p text:style-name="P7">Из-за бело кирпичного угла административно-бытового корпуса по дорожному покрытию из мягчайше мельчайшей пыли медленно въехала белая «волга», сделала круг разворота и остановилась возле крыльца, носом туда, откуда приехала.</text:p>
      <text:p text:style-name="P7">Водитель вышел, оставив на заднем сиденьи двух пассажиров, взошёл на крыльцо, ознакомился с двумя строками на линолеумной доске трудовых показателей за месяц и, не взглянув на меня, прошёл внутрь.</text:p>
      <text:p text:style-name="P7">Он быстро вернулся, сел в машину и двое здоровяков вышли из неё ему на смену. Они подошли ко мне.</text:p>
      <text:p text:style-name="P7">- Пойдём.</text:p>
      <text:p text:style-name="P7">- Куда?</text:p>
      <text:p text:style-name="P7">- Там узнаешь.</text:p>
      <text:p text:style-name="P7">Неудобно разговаривать задирая голову в обе стороны. Я встал и положил руку на спинку стула:</text:p>
      <text:p text:style-name="P7"><text:soft-page-break/>- Ну, хоть стул отнесу.</text:p>
      <text:p text:style-name="P7">- Без тебя уберут.</text:p>
      <text:p text:style-name="P7">И каждый из них уже ухватил двумя руками мой бицепс — кому какой ближе.</text:p>
      <text:p text:style-name="P7">Аккуратно и медленно, они повели меня к «волге».</text:p>
      <text:p text:style-name="P7">Вдалеке, в тени распахнутого входа в производственный корпус наблюдающая группа из двух слесарей и одного сварщика. Картина Репина «Арест пропагандиста».</text:p>
      <text:p text:style-name="P7">Архангел слева, видя моё непротивленство, ослабил хватку; он уже, типа, просто гуляет держа меня под руку. <text:s/>Я кричу водителю:</text:p>
      <text:p text:style-name="P7">- Этот левый сачкует!</text:p>
      <text:p text:style-name="P7">Хватки уравновешиваются и мы втроём садимся на заднее сиденье; я в центре, как король на именинах.</text:p>
      <text:p text:style-name="P7">Пока Свайциха открывал ворота проходной — первый раз в жизни запертые в дневное время — я покричал ей, чтоб забрала с крыльца стул, взятый мною отсюда.</text:p>
      <text:p text:style-name="P7">И меня повезли в Конотоп.</text:p>
      <text:p text:style-name="P8">После какой-то ещё проходной мне сказали пересесть в УАЗик с глухим фургоном, туда же поднялся один сопровождающий и УАЗик поехал. Вскоре мы снова остановились. Через окошко в кабину водителя и его лобовое стекло виднелись тополя возле Городского Медицинского Центра.</text:p>
      <text:p text:style-name="P8">Мы долго ждали, потом задняя дверь распахнулась. На тротуаре стоял психиатр Тарасенко.</text:p>
      <text:p text:style-name="P8">- Да, это — он.</text:p>
      <text:p text:style-name="P8">После этих его слов дверь снова захлопнулась и меня повезли в Ромны.</text:p>
      <text:p text:style-name="P8">Без какой-либо добровольности с моей стороны.</text:p>
      <text:p text:style-name="P2"/>
      <text:p text:style-name="P9">То, как ты выглядишь, напрямую зависит от того насколько хорошо относится к тебе зеркало, в которое ты смотришься. Я не раз замечал это; в одном — я шикарен! В другом: и этот упырь — я?</text:p>
      <text:p text:style-name="P9">Самое влюблённое в меня зеркало стоит в трюмо пятого отделения областной психиатрической больницы в городе Ромны. Оно мне показало насколько, всё-таки, я красивый мужчина. Причём <text:s/>без всякой кинематографической слащавости красив.</text:p>
      <text:p text:style-name="P9">В те три месяца в Одессе я смахивал на актёра Конкина, или его вместо меня загримировали для съёмок в <text:s/>«Место встречи изменить нельзя», не суть важно; главное, что тут, из этого трюмо, на меня смотрит непривычный для стереотипных эталонов красавец кисти Тициана.</text:p>
      <text:p text:style-name="P9">Красная пижама с жёлтенькими полосками, шатен с мягкими, чуть подсветлёнными солнцем волосами, но главное достоинство — цвет глаз.</text:p>
      <text:p text:style-name="P9">Небывалый цвет, невиданный — цвет плавящегося мёда.</text:p>
      <text:p text:style-name="P9">И пусть капитан Писак, составляя мой словесный портрет перед строем первой роты говорил:</text:p>
      <text:p text:style-name="P9">- Вы на глаза ему гляньте! Глаза-то — рысьи!</text:p>
      <text:p text:style-name="P9">Но нет: капитан, трюмо врать не станет — хорош! Жаль, что кроме меня никто не видит.</text:p>
      <text:p text:style-name="P9">В холле пусто, и в отделении тихо; десяток больных в палате наблюдения, а остальные весь световой день — с перерывом на обед — проводят на Площадке. Ведь это ж — лето!</text:p>
      <text:p text:style-name="P9"/>
      <text:p text:style-name="P9">Когда на экспериментальном участке ремонтного цеха завода КПВРЗ мы, в конце рабочего дня, дожидались пока истекут самые тягучие последние полчаса и, опёршись спиной о тиски, болтали о том, о сём, а вобщем-то ни о чём, то некоторые молодые слесаря говорили, что неплохо бы опять попасть на службу в армию, <text:span text:style-name="T4">только теперь, зная уже что к чему; ну, не на полные два года, а скажем, на месяц там.</text:span></text:p>
      <text:p text:style-name="P10">Мне, тогдашнему допризывнику, такие разговоры казались неубедительными, а теперь соглашусь — одно и то же явление выглядит по-разному; <text:span text:style-name="T19">при первом взгляде</text:span> округлённ<text:span text:style-name="T19">о недоумевающих глаз </text:span><text:s/>оно выглядит таким, <text:span text:style-name="T19">а когда посмотреть</text:span> с высоты накопленного опыта, <text:span text:style-name="T19">то,</text:span> довольно-таки, эдаким.</text:p>
      <text:p text:style-name="P10">А один месяц — это фигня. В дурдом не закрывают меньше, чем на сорок пять дней.</text:p>
      <text:p text:style-name="P10"><text:soft-page-break/>Сорок пять дней — это половина сезона; половина лета, половина весны, или когда там тебя прихватят.</text:p>
      <text:p text:style-name="P10">Как больной со стажем, я уже знал эти нюансы и некоторые другие, но но летом тут ещё не бывал.</text:p>
      <text:p text:style-name="P10">На меня, как на примелькавшегося рецидивиста уже не стали тратить дорогостоящий препарат инсулин. На этот раз меня тут не лечили — меня наказывали аминазином.</text:p>
      <text:p text:style-name="P10">Три экзекуции в день умножить на сорок пять.</text:p>
      <text:p text:style-name="P10">Я знал во что они превратят мой зад через полсезона.</text:p>
      <text:p text:style-name="P10">И, как более дешёвого больного, меня поместили в более обширную палату — номер восемь.</text:p>
      <text:p text:style-name="P10">Чем больше больных ночует вокруг, тем больше шансов выслушивать их вопли от ночных кошмаров, или становиться свидетелем разборок под светом неумолимых ламп.</text:p>
      <text:p text:style-name="P10"/>
      <text:p text:style-name="P10">У всякого лета имеются свои минусы и, в первую очередь — наплыв.</text:p>
      <text:p text:style-name="P10">Любой житель любого курортног<text:span text:style-name="T5">о</text:span> города согласится — как понаедут, то уровень жизни резко снижается.</text:p>
      <text:p text:style-name="P11">Летом пятое отделение обслуживает, в среднем, на сорок больных больше, чем в остальные сезоны. Чтобы всем было место где спать, в восьмой, например, палате на двух поставленных бок о бок койках укладывались от трёх до четырёх ночующих; кому как повезёт. </text:p>
      <text:p text:style-name="P11">В те полсезона мне везло и так, и эдак.</text:p>
      <text:p text:style-name="P11">Зато имелось громадное «зато!» <text:s/>— лето снимало проблему помытого, и потому запертого туалета, ведь мы весь день проводили на Площадке.</text:p>
      <text:p text:style-name="P11"/>
      <text:p text:style-name="P11">Площадка — это квадрат 40 на 40 метров.</text:p>
      <text:p text:style-name="P11">Три стороны его периметра, включая ту, в которой калитка, это забор из толстых серых некрашеных досок, вертикально прибитых одна рядом с другой, высотою 2,2 м. Четвёртая сторона затянута крупной металлической сеткой, на высоту 2 метра от земли.</text:p>
      <text:p text:style-name="P12">Вдоль забора образующего основание квадрата стоит тридцатиметровый навес — двускатная крыша из ржавой жести опирается на столбики из красного кирпича. <text:s/>Под навесом хранится штабель поломанных железных коек и стоят две пока ещё живые, они покрыты суконными больничными одеялами, куда по очереди ложатся больные носом вниз, когда принесут шприцы дневных уколов. <text:span text:style-name="T6">Пара стульев-кресел с подранным кожзаменителем <text:s/>приткнуты для устойчивости в кирпичные столбики опор — они для медбратьев. В дальнем конце навеса, ближе к сетке, две-три фанерные скамеечки с неудобными как у школьных парт спинками.</text:span></text:p>
      <text:p text:style-name="P13">Вдоль противоположной стороны-забора в землю врыты бревенчатые столбики, к которым прибиты такие же заборные доски, образуя пунктир из трёх последовательных лавок.</text:p>
      <text:p text:style-name="P13">Точно такие же сеста для сидения оборудованы вдоль третьего забора, того самого, в котором устроена калитка.</text:p>
      <text:p text:style-name="P13">Возле сетки сидеть не на чем, зато в правом верхнем углу Площадки стоит туалет типа сортир с тремя стенками из кусков жести и без дверей, для удобства надзирающих медбратьев, чтобы больные там не кончали с собой, или чего похуже не удумали.</text:p>
      <text:p text:style-name="P13">Пол у Площадки — это плотно утоптанный грунт с примесью глины и слоем пыли такой же фактуры.</text:p>
      <text:p text:style-name="P14">И всё?</text:p>
      <text:p text:style-name="P14">Нет!</text:p>
      <text:p text:style-name="P14">Есть ещё два «зато!» — зелень травы на газоне по ту сторону сетки и — летнее небо с белыми облаками поверх всех и вся.</text:p>
      <text:p text:style-name="P14">Солнце всходило из-за высокой крыши пятого отделения и тень её начинала неприметное поступательное движение от сетки к противоположному забору.</text:p>
      <text:p text:style-name="P14">Сходив на обед, мы её уже не заставали, а солнце всё так же неуклонно двигалось дальше — к стройке одноэтажного корпуса за сеткой и ещё дальше, пока не скроется, а чётко очерченная тень начнёт всползать на стену пятого отделения, аж до самой крыши, где и смешается с сумерками вечера, а значит сейчас поведут в отделение на ужин и ночёвку.</text:p>
      <text:p text:style-name="P14"><text:soft-page-break/>После того, разумеется, как мы помоем ноги на площадке первого этажа. </text:p>
      <text:p text:style-name="P14">Все 120 человек, по очереди, друг за другом, войдут <text:s/>в один и тот же <text:s/>жестяный таз, на выходе из которого двое полудурков, преклонив колени, будут отирать всем ноги, по очереди, <text:s/>одной и той же парой вафельных полотенец.</text:p>
      <text:p text:style-name="P14">В этом есть что-то библейское.</text:p>
      <text:p text:style-name="P14"/>
      <text:p text:style-name="P15"/>
      <text:p text:style-name="P14">Знакомых лиц я встретил штук десять. </text:p>
      <text:p text:style-name="P14">Цыба в первый же вечер поспешно подошёл по коридору, <text:s/>мельком взглянул и отвернулся:</text:p>
      <text:p text:style-name="P14">- Э! Уже не тот!</text:p>
      <text:p text:style-name="P14">И больше он не пожелал со мной общаться.</text:p>
      <text:p text:style-name="P14">Саша, который знал моего брата Сашу, так и оставался с обритой головой, но постоянно спал.</text:p>
      <text:p text:style-name="P14">Когда мы утром с радостными воплями вливались сквозь калитку на Площадку, <text:s/>он заваливался на койку для уколов и сонно уступал часть её для укладки, по очереди, тех, <text:span text:style-name="T10">кому принесены шприцы для экзекуции.</text:span></text:p>
      <text:p text:style-name="P14"/>
      <text:p text:style-name="P19">Первые час-два, покуда солнце не выжарит прохладу утра, я валялся на лавке вдоль дальнего забора — напротив навеса. </text:p>
      <text:p text:style-name="P19">За ним находится Площадка четвёртого отделения и там вопят и визжат не хуже нашего.</text:p>
      <text:p text:style-name="P19">Иногда у меня над головой становился один из прибабахнутых и начинал бубнить, что нечестно столько места на одного. Приходилось садиться, потому что я не мог послать его на три лавки у забора с калиткой — там территория полностью долбанутых гимнософистов.</text:p>
      <text:p text:style-name="P19">Они бурлили собственной жизнью, не замечая: что многократно обожжённая солнцем кожа их тел потрескалась до крови.</text:p>
      <text:p text:style-name="P19">Вот один, утомившись монотонностью качания взад-вперёд в сидячей позе, с джунглевым рёвом срывается на пару метров вглубь Площадки, чтобы вернуться обратно и качаться дальше. По пути он одним пинком заваливает такого же обожжённого философа, <text:span text:style-name="T11">сидящего на корточках, чтобы удобнее чертить пальцем по земле, цепляясь локтем за свои же яйца.</text:span></text:p>
      <text:p text:style-name="P40"><text:span text:style-name="T15">- </text:span><text:span text:style-name="Emphasis"><text:span text:style-name="T12">Noli turbare</text:span></text:span><text:span text:style-name="T13"> </text:span><text:span text:style-name="T12">circulos meos!</text:span><text:span text:style-name="T16">.</text:span></text:p>
      <text:p text:style-name="P45">Ещё он может одним ударом сшибить с лавки голого соседа, сосредоточенно покручивающего в пальцах невесть откуда взятый кусочек надломленного прутика сантиметров шестнадцать.</text:p>
      <text:p text:style-name="P45">Медбратья не вмешивались в события на лавках самоуглубившихся, покуда вой и визг на свободных территориях не начинал зашкаливать. Тогда, призвав на помощь пару чокнутых, или полудурков, утаскивали особо беспокойного с лавок и фиксировали, распяв на второй койке под навесом.</text:p>
      <text:p text:style-name="P45">Жара и меня туда загоняла и я садился на одну из фанерных скамеечек, которые все игнорировали из-за их неудобства.</text:p>
      <text:p text:style-name="P45">Действительно, высидеть целый день на одной плоскости тяжело — под вечер не знаешь на какую ягодицу перевалиться.</text:p>
      <text:p text:style-name="P45">Сама Площадка пребывала в постоянном движении: туда-сюда, кругами.</text:p>
      <text:p text:style-name="P45">У забора позади лавок где я валялся утром, менялись спины больных прилипших к щелям между толстых досок. Иногда кто-нибудь из них дрочил, потому что четвёртое отделение, пребывая на том же уровне умственного развития, как и мы, являлись больными противоположного пола и у них есть свои абсолютно свободные в чём мать родила.</text:p>
      <text:p text:style-name="P46">Это лишь моё предположения, потому что сам я видел всего одну.</text:p>
      <text:p text:style-name="P46">Черноволосая, худая, лет за тридцать, она по пояс высунулась поверх забора и плавным движением и балетно плавным движением руки бросила большой цветок в пыль под топочущими ногами наших.</text:p>
      <text:p text:style-name="P46">Полудурки затеяли свалку вокруг цветка, а её сдёрнули с той стороны, но грудь была красивой формы.</text:p>
      <text:p text:style-name="P41"><text:span text:style-name="T14">Трижды в день, чтобы размять запухшие ягодицы, я покидал тень навеса и ходил по </text:span><text:soft-page-break/><text:span text:style-name="T14">Площадке широкими кругами. При этом я воссоздавал в уме наизусть строчки «Романа в картинках», который у меня зародился ещё на воле, но окончательно оформился уже здесь.</text:span></text:p>
      <text:p text:style-name="P46">Общий объём его составляет около страницы текста и мне важно было не утерять ни одной запятой и не допустить подмен слов в предложениях, ведь ни карандаша, ни бумаги у меня на этот раз с собой не было.</text:p>
      <text:p text:style-name="P46">Однажды, чересчур углубившись в пунктуацию ненаписанных строк, я переступил невидимую черту вдоль лавок абсолютно свободных и два-три удара по корпусу и в голову вернули меня в окружающую действительность.</text:p>
      <text:p text:style-name="P46">Но я не мог позволить этой действительности поломать мою систему выживания в пустоте. В воскресенье я отправлялся на пляж.</text:p>
      <text:p text:style-name="P46">Я вытаскивал две фанерные скамейки к той стороне, где сетка — подальше от свободных, и целый день принимал солнечные ванны., с перерывом на обед и когда покличут идти получать свой шприц в задницу.</text:p>
      <text:p text:style-name="P46">Когда я там лежал с закрытыми глазами, то окружающий шумовой фон в точности воссоздавал вопли и визги переполненного летнего пляжа.</text:p>
      <text:p text:style-name="P46">При поступлении в пятую палату, вместо трусов мне выдали длинные кальсоны с завязками, их невозможно закатать выше колен. На пляже я снимал их и обматывал свои чресла майкой.</text:p>
      <text:p text:style-name="P47">В одно из воскресений дежурила заведующая и её до глубины души поразила фривольность моего костюма:</text:p>
      <text:p text:style-name="P47">- И это человек с высшим образованием!</text:p>
      <text:p text:style-name="P47">Как она догадалась, что под майкой больше ничего нет? Ей помогла детская считалочка: если пижама под головой, а измазанные сукровицей кальсоны на спинке скамейки — что осталось на трубе в виде гульфика?</text:p>
      <text:p text:style-name="P47">Через день после её оглашения, что моё прошлое подмочено вузом, ко мне подошёл Таратун, из новой волны больных. Он пригласил меня посотрудничать в деле создания ядерной бомбы, где у них уже есть хорошая рабочая группа.</text:p>
      <text:p text:style-name="P47">Я отказался под предлогом, что опять придётся расщеплять эти долбанные ядра — ну, их, не хочу! Больше он не подходил.</text:p>
      <text:p text:style-name="P47">Среди медбратьев тоже появились новенькие — один мужик невысокого роста с красивой шевелюрой из мелко кудрявых рыжих волос и перебитой правой ногой. Или она короче оказалась, но он сильно на неё припадал.</text:p>
      <text:p text:style-name="P47">Другой — стройный черноволосый юноша в безукоризненно белом халате. Он единственный там называл меня на «вы» и собирался поступать в какой-то медицинский институт в Ленинграде. А пока что делал мне уколы поверх спущенных штанов и кальсонов и сочувственно приговаривал, что просто места уже не осталось куда колоть — потому и кровит.</text:p>
      <text:p text:style-name="P47">Однажды вечером, когда мы с гиканьем вернулись с Площадки, тот голый качок — весь потный и облипший пылью, прижался к двери «манипуляционный кабинет» в холле перед палатой наблюдения.</text:p>
      <text:p text:style-name="P48">Юноша-медбрат, чтоб не испачкать свой белоснежный халат отогнал его прочь высокими пинками чёрных начищенных туфлей.</text:p>
      <text:p text:style-name="P48">- Вы представляете? Теперь дверь придётся мыть.</text:p>
      <text:p text:style-name="P48">Мне в тот момент показалось, что я понимаю голого качка — прижаться истёрзанным зноем телом к такой чистой, источающей прохладу двери; пусть хоть и заперта.</text:p>
      <text:p text:style-name="P48">У Герберта Уэльса есть роман — «Когда спящий проснётся».</text:p>
      <text:p text:style-name="P48">Спящий бритоголовый Саша проснулся на койке под навесом и, не открывая глаз, сказал»</text:p>
      <text:p text:style-name="P48">- До чего смешная фамилия — Таратун.</text:p>
      <text:p text:style-name="P48">Секунду спустя на Площадке раздались крики медбрата. Я повернул голову: звякнув сеткой, Таратун преодолел её двухметровую высоту и — был таков.</text:p>
      <text:p text:style-name="P48">Медбрат, припадая на правую ногу подбежал следом, но — куда ему! Даже и пытаться не стал.</text:p>
      <text:p text:style-name="P48">Он отдал свой халат другому медбрату и ушёл. Вскоре появился медбрат ему на подмену.</text:p>
      <text:p text:style-name="P48"><text:soft-page-break/>Площадка пребывала в возбуждении до самого вечера, даже дрочить перестали.</text:p>
      <text:p text:style-name="P48">Перед помывкой ног явился колченогий рыжий — довольный, как слон; он поймал этого падлу!</text:p>
      <text:p text:style-name="P48">Мы поднялись в отделение и заглянули в шестую палату, где Таратун уже лежал на койке прификсированный и умиротворённый причитающимся ему уколом серы.</text:p>
      <text:p text:style-name="P48">Он затягивался сигаретным дымом из бычка, который кто-то из полудурков держал перед его губами и негромко повествовал.</text:p>
      <text:p text:style-name="P48">Он убежал на окраину города и затаился в кустах глубокого оврага; его никто не видел, там вообще и хат нет. Как этот рыжий падла его нашёл?</text:p>
      <text:p text:style-name="P48"/>
      <text:p text:style-name="P48">А меня снедáла грусть-тоска. То есть, они там зациклились на своей шизофрении с монографиями, а тут открываются неоглядные горизонты непостижимых человеческих возможностей.</text:p>
      <text:p text:style-name="P48">Как спящий Саша узнал о предстоящем побеге Таратуна за несколько секунд до его совершения?</text:p>
      <text:p text:style-name="P49">Что привело рыжего в нужный овраг и именно к тому кусту, за которым скрывался беглец?</text:p>
      <text:p text:style-name="P50">На некоторые вопросы я так и не смогу узнать ответа. Никогда...</text:p>
      <text:p text:style-name="P49">А остальным до них и дела нет.</text:p>
      <text:p text:style-name="P49">Среди представителей новой волны нормальным выражением лица выделялся высокий черноволосый молодой человек. Озабоченно исхудалый, он легко возбуждался от слов,</text:p>
      <text:p text:style-name="P49">Один раз он стал говорить о каких-то фашистах готовых идти по трупам для достижения чего хотят. Я пожал плечами и сказал:</text:p>
      <text:p text:style-name="P49">- Цель оправдывает средства.</text:p>
      <text:p text:style-name="P49">А он решил, что я оправдываю тех фашистов и очень вспылил, но меня не ударил.</text:p>
      <text:p text:style-name="P49">Он, кстати, тоже из строителей и его забрали прямо со стройки, в восемь часов вечера.</text:p>
      <text:p text:style-name="P49">- У вас две смены?</text:p>
      <text:p text:style-name="P49">- Нет, мы до пяти, просто зашёл посмотреть, спланировать свою работу на завтра.</text:p>
      <text:p text:style-name="P49">Ну, дорогой! Ты после пяти пришёл на рабочее место? Они правы — твоё место здесь.</text:p>
      <text:p text:style-name="P42"/>
      <text:p text:style-name="P42">Ах, да! На Площадке была ещё музыка!</text:p>
      <text:p text:style-name="P42">Её делал больной баянист своим репертуаром из двух-трёх песен: «По Дону гуляет», «Ты — <text:s/>лягавый, я — блатной» и... кажется всё.</text:p>
      <text:p text:style-name="P42">Их исполнение он начинал утром, с интервалом в час, но тот всё укорачивался и вечером они уже шли подряд. Тем самым, он достигал совершенной виртуозности исполнения, к которому вечером добавлялось и пение, тоже без ошибок.</text:p>
      <text:p text:style-name="P42">Этой парой песен баянист доводил Площадку до экстатично оргиастичного состояния, превращая нас к вечеру в едины<text:span text:style-name="T17">й</text:span> организм, где каждый орган делает что ему положено. Кто хором подпевал, кто пускался в пляс; даже <text:span text:style-name="T17">свободные в их керамическом загаре начинали визжать как-то в такт.</text:span></text:p>
      <text:p text:style-name="P43">Я видел пожилую медсестру, в порыве общего восторга, она тоже плясала и эйкала в кругу полудурков под жёлтой лампочкой в летних сумерках.</text:p>
      <text:p text:style-name="P43">Такая эйфория накатывала не ежедневно, но накатывала.</text:p>
      <text:p text:style-name="P43">Потом баяниста выписали — его сорокопятидневка истекла.</text:p>
      <text:p text:style-name="P43">Два дня нам чего-то не хватало. Но вдруг после обеда, смущённо улыбаясь он вновь появился в калитке, потому что утром одел галстук и пошёл в горисполком указывать им на их ошибки в руководстве городом Ромны.</text:p>
      <text:p text:style-name="P43"/>
      <text:p text:style-name="P43"><text:s/>Ваня Король был бы вполне нормальным, но фамилия довела его до мании величия и вот он среди нас, один из нас, но с монаршими замашками.</text:p>
      <text:p text:style-name="P43">Мало ему четвёртого отделения за щелями в заборе, он — гурман. Людовик-Солнце.</text:p>
      <text:p text:style-name="P43">Дождался, когда из строящейся одноэтажки за сеткой покажутся штукатурши в спецовках заляпанных раствором, зашёл в сортир меж трёх жестяных стенок и, поглядывая сквозь щели <text:soft-page-break/>в жести на баб в рабочем, размашисто гоняет ладонью по члену — <text:s/>туда-сюда — стоя в профиль к остальной Площадке. И это пример для подданных?</text:p>
      <text:p text:style-name="P43">Достигнув чего хотел, он опустошённо покидает сортир.</text:p>
      <text:p text:style-name="P43">Одна из штукатурш взяла щётку для побелки и, положив на крылечко, стала её подравнивать.</text:p>
      <text:p text:style-name="P44"><text:s/>Мужской голос прорезал какофонию джунглей Площадки</text:p>
      <text:p text:style-name="P43">- Доску подложи! <text:span text:style-name="T18">Б</text:span>етон рубишь, дура!</text:p>
      <text:p text:style-name="P44">Она никак не ждала указаний с этой стороны, думала тут одни керамические.</text:p>
      <text:p text:style-name="P44">Просто я не люблю, когда портят инструмент, Наверное, это у меня фамильное.</text:p>
      <text:p text:style-name="P49"/>
      <text:p text:style-name="P16">Пока что я лишь обозначил внешние контуры Площадки, её оболочку. Но в чём её суть?</text:p>
      <text:p text:style-name="P16">Какой смысл в этом хаотично бурлящем движении или забившей на всё неподвижности?</text:p>
      <text:p text:style-name="P16">Он существует? Безусловно.</text:p>
      <text:p text:style-name="P16">Бульонно кипящий хаос похлёбки из сумятливых ингредиентов и и недвижно залёгших на дно овощей, не что иное как срез составных и состояния рода человеческого.</text:p>
      <text:p text:style-name="P16">Вопрос «а вкусно ли варево?» к делу не относится.</text:p>
      <text:p text:style-name="P16">Итак, навскидку, но без промаха, внутри Площадки легко выделить нижеследующие категории:</text:p>
      <text:p text:style-name="P16">а) нормальные, они же персонал, они же медбратья, они же падлы в белом и т. п., и т. д.;</text:p>
      <text:p text:style-name="P16">б) свихнутые, они же тронутые, они же чокнутые, они же шизики и т. п., и т. д.;</text:p>
      <text:p text:style-name="P16">в) полудурки, они же полуцвéты, они же пришибленные, они же отморозки и т. п., и т. д.;</text:p>
      <text:p text:style-name="P16">г) «не все дома», они же «сдвиг по фазе», они же «не в себе» и т. п., и т. д.;</text:p>
      <text:p text:style-name="P17">д) «невозвращенцы», они же «безвозвратно свободные», они же «в поле ветер, в поле дым» <text:span text:style-name="T7">и т. п., и т. д.</text:span></text:p>
      <text:p text:style-name="P17">Для начала, нужно чётко осознать размытость и подвижность границ между вышеизложенными категориями — некоторых медбратьев от некоторых категорий отделяет лишь цвет униформы.</text:p>
      <text:p text:style-name="P17">Во-вторых (и это важно!), что пробным камнем, позволяющим проводить разграничения является возможность утилизации данного индивидуума в интересах текущей общественной формации, которая и создаёт Площадки.</text:p>
      <text:p text:style-name="P17">Такая формация необходимо должна быть <text:span text:style-name="T8">текущей</text:span>.</text:p>
      <text:p text:style-name="P17">Свихнутый Дон-Кихот великолепно вписался бы в ряды нормальных в <text:span text:style-name="T8">предыдущей</text:span> формации.</text:p>
      <text:p text:style-name="P17">Тарзанно ревущий невозвращенец, достигший абсолютной свободы от условностей морали и поведения человечьей породы, запросто станет своим в семье бурых медведей, но нормальным его качества ни к чему.</text:p>
      <text:p text:style-name="P17">Полудурки не в состоянии доходчиво изложить логику своих действий, Однако, располагая опорно-двигательным аппаратом достаточным для перемещения тяжестей, а также способностью к репродукции, они являются становым хребтом любой формации. Просто их время от времени надо подрихтовывать, чтоб эти санчи пансы отирали висящую с их губ слюну и не переходили бы улицу на красный.</text:p>
      <text:p text:style-name="P18"><text:span text:style-name="T27">Глубоко чокнутые, они же непостижимые гении, </text:span><text:s/>изобретают теорию вероятности, или пишут роман «Поминки по Финнигану», а потом нормальным приходится прикидываться будто смыслят хоть малейший бельмес во всём этом. Вот почему, если ты толкаешь свои бредовые идеи не располагая соответствующим дипломом — добро пожаловать в пятое отделение.</text:p>
      <text:p text:style-name="P18">Курорт Площадки ждёт вас!</text:p>
      <text:p text:style-name="P18">Да, но нужны ли мы друг другу? На кой ляд нормальным невозвращенцы?</text:p>
      <text:p text:style-name="P18">Не будем забывать о подвижности категорий — до прихода к абсолюту, они начинали в другой лиге.</text:p>
      <text:p text:style-name="P18">И также могут держать в надежде — а вдруг всплывут обратно из своих грубин?</text:p>
      <text:p text:style-name="P18"><text:tab/><text:tab/><text:tab/><text:span text:style-name="T9">Shine! Shine on!</text:span></text:p>
      <text:p text:style-name="P18"><text:span text:style-name="T9"><text:tab/><text:tab/><text:tab/>You, crazy diamond!.</text:span>.</text:p>
      <text:p text:style-name="P18"><text:soft-page-break/>Не бойся! Не догонят! Им не подняться до сияющих вершин твоей абсолютной свободы.</text:p>
      <text:p text:style-name="P18"/>
      <text:p text:style-name="P18">К какой категории отношусь я лично? </text:p>
      <text:p text:style-name="P23">Методом исключения лишнего, неопровержимо оказываюсь свихнутым.</text:p>
      <text:p text:style-name="P23">Ведь нормальный не станет ржать непонятно с чего, когда один, а телевизор не включён на Comedy Club. <text:s/>К тому же я слышу голоса в<text:span text:style-name="T20">о сне, таить не стану. </text:span></text:p>
      <text:p text:style-name="P23">Я сплю, а они мне читают — таким отстранённым тоном — куски прозы. <text:s/>Неплохо сложенная <text:span text:style-name="T30">ёмкая </text:span>проза — я так не умею; смахивает на сценарии голливудовских фильмов. </text:p>
      <text:p text:style-name="P23">Голос сменяется визуальной иллюстрацией, а при смене <text:span text:style-name="T21">в сюжетной линии, он снова начинает бубнить. </text:span></text:p>
      <text:p text:style-name="P24">Мне эти голоса не нравятся — спать мешают, но как они отключаются не знаю.</text:p>
      <text:p text:style-name="P24"/>
      <text:p text:style-name="P24">В полудурки я не прохожу из-за своей брезгливости к нечистотам; физическим и прочим. Ну: а в категорию гениев у меня IQ не хватит. Я не проверялся, но точно знаю, что не хватит.</text:p>
      <text:p text:style-name="P24"/>
      <text:p text:style-name="P20"><text:span text:style-name="T21">Конечно, по ходу жизни приходится промелькивать в любых</text:span> категориях, ведь я всего лишь капля в струях текущей формации. Порой <text:span text:style-name="T21">и </text:span>меня выносит на стрежень, а ино — по перекатам <text:span text:style-name="T21">волочит</text:span>, или в затоне прохлаждаюсь.</text:p>
      <text:p text:style-name="P19">О чём, вобщем-то, и толкую в этом вот письме, к которому давно пора вернуться.</text:p>
      <text:p text:style-name="P11"/>
      <text:p text:style-name="P21">Всё возвращается на круги своя и через сорок пять дней я вернулся в нашу бригаду. Два месяца спустя ягодицы тоже пришли в свою форму. <text:span text:style-name="T21">Тело заплывчиво.</text:span></text:p>
      <text:p text:style-name="P21">Просто, идя по улицам Посёлка, где в пыльных колдобинах будущих луж валялись груды высыпанных туда яблок-падалок, я жалел, что как-то всё шло без меня.</text:p>
      <text:p text:style-name="P21"><text:tab/><text:tab/><text:tab/><text:span text:style-name="T9">Вот и лето прошло,</text:span></text:p>
      <text:p text:style-name="P21"><text:span text:style-name="T9"><text:tab/><text:tab/><text:tab/>Словно и не бывало.</text:span>..</text:p>
      <text:p text:style-name="P21">На Декабристов 13 появился Гена, муж моей сестры Наташи; с его родителями у них пока что не притёрлось, но всему своё время.</text:p>
      <text:p text:style-name="P21">Да, свадьбу я пропустил, но нет худа без добра — Леночка съездила всё же в «Артек».</text:p>
      <text:p text:style-name="P21">Дело выгорела, вопреки пессимистическим прогнозам Слаушевского. К тому же так дёшево — я и копейки не заплатил, всё за счёт профсоюза.</text:p>
      <text:p text:style-name="P21">Повидалась ли Леночка со своей матерью, Ольгой? Ведь Феодосия тоже в Крыму. </text:p>
      <text:p text:style-name="P21">Не знаю. Я так никогда и не научился задавать самые элементарные, простые вопросы.</text:p>
      <text:p text:style-name="P22"/>
      <text:p text:style-name="P24">Молодожёны вернулись жить к родителям молодомужа и, в качестве свадебного подарка, я построил во дворе их хаты гараж и летнюю кухню под одной крышей. </text:p>
      <text:p text:style-name="P24">Крыша, конечно, не моя забота — от меня стены и проёмы. Ну, ещё там перегородки в ванной внутри хаты. <text:span text:style-name="T22">Так, по мелочам.</text:span></text:p>
      <text:p text:style-name="P24"/>
      <text:p text:style-name="P25">Почту, приходившую мне на Декабристов 13, перекладывали на вторую полку этажерки, рядом с фотографией Иры.</text:p>
      <text:p text:style-name="P25">Она стояла в летнем ручье во время пионерской практики возле города Козельск, на севере Черниговской области, в чёрных спортивных штанах, закатанных выше колен и улыбалась из-под козырька косынки.</text:p>
      <text:p text:style-name="P25"/>
      <text:p text:style-name="P25">Почта не менялась — раз в месяц журнал «Всесвит». Я раскрывал его и, зажмурившись, нюхал где-нибудь из середины — мне всегда нравился запах свежей типографской краски.</text:p>
      <text:p text:style-name="P25"/>
      <text:p text:style-name="P25">Однако, на этот раз нюхать было нечего — там лежал конверт, который мне сразу не понравился. <text:span text:style-name="T23">Его словно второпях вспороли кухонным ножом, а потом в испуге заклеили канцелярским клеем, положив, для верности, аж два слоя этого клея поверх всего.</text:span></text:p>
      <text:p text:style-name="P26">Тут явно действовала рука дилетанта; проба пера подрастающего поколения.</text:p>
      <text:p text:style-name="P26"><text:soft-page-break/></text:p>
      <text:p text:style-name="P26">Я вскрыл конверт сбоку, но всё равно пришлось отдирать бумажку прихваченную клеем, жертвуя кусками текста.</text:p>
      <text:p text:style-name="P26">- Что там, Серёжа?- тревожно спросила моя мать.</text:p>
      <text:p text:style-name="P26">- Тебе Леночка не сказала?</text:p>
      <text:p text:style-name="P26">- Нет.</text:p>
      <text:p text:style-name="P26">- Ну, ещё скажет.</text:p>
      <text:p text:style-name="P26"/>
      <text:p text:style-name="P26">Это был вызов в местный народный суд по поводу иска жительницы Нежина гражданки Иры, на расторжение брака, <text:span text:style-name="T24">поскольку семьи, фактически никогда не было, а я безвылазно провожу время в психушках с диагнозом шизофреника.</text:span></text:p>
      <text:p text:style-name="P26"/>
      <text:p text:style-name="P27">В бракоразводной очереди на втором этаже народного суда я оказался вторым — вслед за парой местных расторженцев крупной комплекции. Они походили на пару голубей-дутышей, совершенно <text:s/>не разговаривали и каждый смотрел в другую сторону.</text:p>
      <text:p text:style-name="P27">Девушка немногим старше лет двадцати пригласила их зайти на процедуру.</text:p>
      <text:p text:style-name="P27"/>
      <text:p text:style-name="P27">За дверью несколько минут слышался диалог различной громкости, но одинаковой неразборчивости. Потом пара вышла всё так же не глядя друг на друга, но уже покраснело распаренные, как после бани. По одиночке, мужик впереди, они ушли.</text:p>
      <text:p text:style-name="P27"/>
      <text:p text:style-name="P27">В коридорного типа комнате два стола образовывали букву «Т». Судья сидел по центру перекладины, а пара народных заседателей по бокам; <text:span text:style-name="T25">тридцатилетний белобрысый мужик военноспортивной выправки слева, а справа женщина за сорок, которой давно всё насточертело.</text:span></text:p>
      <text:p text:style-name="P28">Девушка писарь сидела за вторым столом, где он сходился с верхним.</text:p>
      <text:p text:style-name="P28"/>
      <text:p text:style-name="P28">Судья мне сразу понравился — симпатичный, лет тридцати пяти и похожий на судей из вестернов. Пиджак он снял и даже на жилете расстегнул пару пуговиц — полная Западная демократия.</text:p>
      <text:p text:style-name="P28">Я решил ему подыграть и, сев на стул за метр от нижнего стола, принял свою излюбленную позу усталого ковбоя — левая нога вытянута вперёд, опёршись пяткой о пол, а правая пятка покоится на левой ступне.</text:p>
      <text:p text:style-name="P28">- А ну, сядь как положено! Не понял куда пришёл?- вызверился белобрысый.</text:p>
      <text:p text:style-name="P28">- Если вы покажите как сидеть в постойке «смирно», я с удовольствием повторю вашу позу, товарищ ефрейто...</text:p>
      <text:p text:style-name="P28">- Хорошо-хорошо!- вмешался судья. - Пусть сидит, как хочет.</text:p>
      <text:p text:style-name="P28">Потом он зачитал иск гражданки Иры про отсутствие семьи, и про психушки, и про диагноз. Закончив, он вопросил меня:</text:p>
      <text:p text:style-name="P28">- Что вы про всё это скажете?</text:p>
      <text:p text:style-name="P28">- Моя жена всегда и во всём права. <text:span text:style-name="T26">Каждое слово её — святая, чистая правда.</text:span></text:p>
      <text:p text:style-name="P29">Девушка-писарь запротоколировала, чтоб понимали — не только у Цезаря жена вне подозрений.</text:p>
      <text:p text:style-name="P29">Судья пустил в ход заготовку, которой по-видимому раскочегаривал разводящихся:</text:p>
      <text:p text:style-name="P29">- Но неужели в вашем браке не было чего-нибудь хорошего?</text:p>
      <text:p text:style-name="P29">- Как не быть? Мы были лучшими любовниками института.</text:p>
      <text:p text:style-name="P29">Покосившись на невинный румянец девушки-писаря, судья объявил, что этого достаточно и суду всё ясно.</text:p>
      <text:p text:style-name="P29"/>
      <text:p text:style-name="P29">Так были расторгнуты мои с Ирой брачные узы.</text:p>
      <text:p text:style-name="P29"/>
      <text:p text:style-name="P33">Хлёсткие отповеди народному судье расправили мою грудь, но не надолго.</text:p>
      <text:p text:style-name="P33"><text:soft-page-break/>Всё снова вернулось к страдальческому «за что?!» <text:s/>— ведь я так любил, ведь я так старался...</text:p>
      <text:p text:style-name="P33">Вместо ответа оставалось лишь неизбывно томящее мечтание, что в один прекрасный день появится Ира и всё опять станет хорошо...</text:p>
      <text:p text:style-name="P33">Тот факт, что Ира этим разводом с логической неизбежностью расчищала себе путь для дальнейшей жизни без меня, ничуть не уменьшал томление по несбыточному и надежду, что всё всё равно будет хорошо.</text:p>
      <text:p text:style-name="P33"/>
      <text:p text:style-name="P33">Однако, страдать бесперестанку занятие довольно утомительное и у меня постепенно сложилось мнение, что развод надо как-то отметить.</text:p>
      <text:p text:style-name="P33">Но как?</text:p>
      <text:p text:style-name="P33">Обрядов на эту тему я не знал, оставалось лишь импровизировать. Несомненно одно — мне нужен день не такой, как другие.</text:p>
      <text:p text:style-name="P33">Именно за таким днём я и поехал в Киев.</text:p>
      <text:p text:style-name="P33">Бабье лето в тот год настолько распоясалось, что несмотря на первую неделю ноября я поехал туда в пиджаке.</text:p>
      <text:p text:style-name="P33">С оглядкой на глубину осеннего сезона, под пиджак был пододет жилет тёмного сукна. Он не принадлежал ни к какому костюму «тройке», а был пошит ещё в школе, всё той же остроносой портнихой из ателье рядом с автовокзалом.</text:p>
      <text:p text:style-name="P33">Таким вот фраером я вышел из метро на Крещатике и не спеша двинулся вдоль <text:span text:style-name="T31">его привольных тротуаров с мощными каштанами.</text:span></text:p>
      <text:p text:style-name="P34">Я спустился до мощёной гладкой брусчаткой улицы Красноармейской и двигался дальше под уклон до магазина «Зарубежная книга», чтобы сделать себе подарок присмотренный ещё во время командировок. Немного тревожило: дождался ли он? Но я был почти уверен и не слишком удивился, когда ярко-красная суперобложка англо-английского словаря Chambers замаячила всё с той же полки.</text:p>
      <text:p text:style-name="P34">Продавец, оглядев мой праздничный наряд — под жилетом виднелся ворот светло-красной рубахи — вежливо переспросил: точно ли я хочу именно эту книгу?</text:p>
      <text:p text:style-name="P34">Меня не удивили его сомнения — в ту эпоху не каждый мог позволить себе книгу за 31 руб. 60 коп. Если не считать, конечно, каменщиков празднующих свой развод.</text:p>
      <text:p text:style-name="P34">Я вышел из магазина с толстым томом туго обтянутым нежно-лавандовой бумагой упаковки. Её нужно оставить в ячейке камеры хранения на вокзале. Но как туда? Опять на метро?</text:p>
      <text:p text:style-name="P34">Нет, это не такой день, и я подошёл к бордюру мостовой, мимо которого неслись пришепётывая шинами стайки такси по брусчатке.</text:p>
      <text:p text:style-name="P35">С вокзала я ещё съездил в магазин «Охотник» по адресу данному мне Гриней для покупки ему какой-то складной удочки.</text:p>
      <text:p text:style-name="P35">После шоппинга началась культурная программа.</text:p>
      <text:p text:style-name="P35">В Доме Органной музыки в тот вечер звучала органная музыка. Старые добрые фуги Баха.</text:p>
      <text:p text:style-name="P35">В детстве мой отец говорил мне, что под музыку надо представлять какие-нибудь картины.</text:p>
      <text:p text:style-name="P35">У меня никогда так не получалось. <text:span text:style-name="T32">Звуки слишком подчиняют себе, неоставляя места ничему другому.</text:span></text:p>
      <text:p text:style-name="P36"/>
      <text:p text:style-name="P36">В сумерках на тротуаре оказалось слишком прохладно и хотелось есть. Таксист повёз меня в ресторан гостиницы «Золотой колос».</text:p>
      <text:p text:style-name="P36">Сперва я попытался снять номер на ночь, но регистратура, взглянув на мой наряд не по сезону и отсутствие багажа, отделалась от меня обычным вопросом ниже пояса: у вас есть бронь?</text:p>
      <text:p text:style-name="P36">А у меня, как всегда, ни брони, ни лат.</text:p>
      <text:p text:style-name="P36">В ресторане, чтоб сориентироваться, я взял для начала бутылку вина и ко мне присоседился мужик в берете.</text:p>
      <text:p text:style-name="P36">Если есть берет, но без портфеля — значит имеешь дело с электриком.</text:p>
      <text:p text:style-name="P36">Мы не успели распить и по бокалу, когда за столом возник молодой светловолосый парень. Он зачем-то начал складывать пальцы в позу «моргала выколю!». Электрик притих под <text:soft-page-break/>беретом. В программе праздника у меня не было гладиаторских увеселений. Я встал:</text:p>
      <text:p text:style-name="P36">- Ладно, юноша, оставляю это застолье вам. Наслаждайтесь.</text:p>
      <text:p text:style-name="P36">Отойдя к официантам, я заплатил за вино и покинул ресторан.</text:p>
      <text:p text:style-name="P36">Парень рванулся следом в вестибюль, но запутался в стеклянных тамбурах входа, из которых не все открывались.</text:p>
      <text:p text:style-name="P36"/>
      <text:p text:style-name="P36">Ночевать на вокзале не празднично. Очередной таксист отвёз <text:span text:style-name="T33">меня в гостиницу «Старая Прага». Молодая регистраторша и там начала с брони, но вдруг сменила гнев на милость и уделила номер, только подороже, где в прихожей стоит сервант с посудой.</text:span></text:p>
      <text:p text:style-name="P37">Поднявшись туда, я решил не испытывать судьбу своим нарядом и заказал ужин в номер — рыбу с картошкой и вино, непременно белое, пожалуйста.</text:p>
      <text:p text:style-name="P37"/>
      <text:p text:style-name="P37">Проснувшись поздно утром, я вышел прогуляться по городу.</text:p>
      <text:p text:style-name="P37">Возле Золотых Ворот по тротуару запыхавшись пробежал светловолосый юноша, явно из монады того, что накануне застрял в стеклянной коробке лабиринтных входов в вестибюль «Золотого колоса». Да, похоже всей монаде придётся попыхтеть, чтоб выпутаться из подаренного застолья, но он сам нарвался.</text:p>
      <text:p text:style-name="P37"/>
      <text:p text:style-name="P37">На спуске к Бессарабскому рынку я решил, что пора пообедать и свернул в ресторан «Ленинград». Передо мною туда же свернула группа негров, но я не расист, хотя мне не понравился чересчур упитанный загривок замыкающего.</text:p>
      <text:p text:style-name="P37">Зажравшаяся Африка.</text:p>
      <text:p text:style-name="P37">В дневном полусумраке ресторана я их не увидел — успели куда-то рассосаться, и целый зал достался мне одному.</text:p>
      <text:p text:style-name="P37">Я заказал какое-то блюдо в горшочке — так было написано в меню. И действительно, принесли керамический горшочек, а в нём картошку с мясом.</text:p>
      <text:p text:style-name="P37">Есть из горшочка оказалось очень неудобно и слишком горячо. Пришлось догадаться пересыпать часть порции в тарелку на столе <text:span text:style-name="T34">и потом постепенно добавлять из него же.</text:span></text:p>
      <text:p text:style-name="P38">Расплатившись, я зашёл в тихий пустой туалет и вышел оттуда совсем другим человеком; не таким, как входил в ресторан.</text:p>
      <text:p text:style-name="P38">В голове повторялись строки Ивана Франко:</text:p>
      <text:p text:style-name="P38"><text:tab/><text:tab/><text:tab/><text:span text:style-name="T9">Обрываються звiльна всi пута,</text:span></text:p>
      <text:p text:style-name="P38"><text:span text:style-name="T9"><text:tab/><text:tab/><text:tab/>Що в'язали нас з давним житт</text:span><text:span text:style-name="T35">є</text:span><text:span text:style-name="T9">м..</text:span>.</text:p>
      <text:p text:style-name="P38">Основная разница между мной и заходившим в ресторан мною заключалась в отсутствии пиджака, который я намеренно оставил висеть в туалете. Тот самый свадебный пиджак, в котором заключался мой брак с Ирой в нежинском ЗАГСе. </text:p>
      <text:p text:style-name="P38">Было ли это в программе праздника? Нет, скорее всего экспромт, но он мне понравился.</text:p>
      <text:p text:style-name="P38"/>
      <text:p text:style-name="P38">Налегке я зашагал вверх по Крещатику. Там готовились к ноябрьской демонстрации — играл духовой оркестр и маршировали войска киевского гарнизона.</text:p>
      <text:p text:style-name="P38">Вдоль тротуара тянулись нескончаемые дощатые ступени для зрителей — всего три, но очень широкие, чтобы с них смотреть на демонстрацию и приветственно махать руками.</text:p>
      <text:p text:style-name="P38">До демонстрации оставалось ещё два дня и ступени были пустые. Я шёл вдоль средней, гулко притопывая каблуками по её толстым доскам — мужик в расцвете сил, в красной рубахе под серым жилетом — и солнце трепетало сквозь ветви каштанов.</text:p>
      <text:p text:style-name="P38">Я шёл к метро и на вокзал и снова был готов к траншеям, стенам и перегородкам.</text:p>
      <text:p text:style-name="P38">Всё-таки, праздники нужны людям.</text:p>
      <text:p text:style-name="P35"/>
      <text:p text:style-name="P30">В том, что Панченко, типа, от не хрен делать, швырнул с четвёртого этажа четыре секции чугунного радиатора отопления, даже не глянув — а вдруг пришибёт кого-то? — имелся очень даже обоснованный резон.</text:p>
      <text:p text:style-name="P30"><text:span text:style-name="T34">Этим швырком</text:span> он просигналил всем, кого это могло касаться, что у неоднократного <text:soft-page-break/>рецидивиста есть ещё порох в пороховницах и под кепкой-восьмиклинкой, в каких пижонили отрываки пятидесятых, он всё ещё достаточно безбашенный резвак.</text:p>
      <text:p text:style-name="P30"/>
      <text:p text:style-name="P30">Адресовался сигнал, в первую очередь, его мастеру, который закрывал наряды для начисления ему месячной зарплаты, и главному механику, в отделе которого Панченко начал новую честную жизнь. Да и пора уж — пятьдесят лет мужику.</text:p>
      <text:p text:style-name="P30"/>
      <text:p text:style-name="P30">Его, конечно, никаким боком не касалось, что после вторичной отбывки в Ромнах мне больше уже никак не светила должность профсоюзного посетителя хворых СМП-615.</text:p>
      <text:p text:style-name="P30">А жаль.</text:p>
      <text:p text:style-name="P30">Эту, сперва несколько хаотичную должность мне удалось довести до выверенного совершенства.</text:p>
      <text:p text:style-name="P30">Канули в лету дни, когда кто-то из грузчиков, или плотников попадали в железнодорожную больницу на пару дней, <text:s/>а выйдя бухтели, что я их не проведал, <text:span text:style-name="T28">как кого-нибудь из своей бригады. Но откуда мне было знать?!</text:span></text:p>
      <text:p text:style-name="P31">Проблема решилась радикально — в конце всякого рабочего дня я звонил в регистратуру больницы: а не поступал ли к вам кто из наших?</text:p>
      <text:p text:style-name="P31">Затем встал вопрос трёх рублей. Как потратить их, чтобы каждый страждущий получил равное количество утешения невзирая на пол, возраст и прочие склонности?</text:p>
      <text:p text:style-name="P31">Не сразу, без ложной скромности, но и этот вопрос нашёл своё наилучшее решение.</text:p>
      <text:p text:style-name="P31"/>
      <text:p text:style-name="P31">На один рублю закупалось питьё — неизменные три бутылки: пиво, ситро, кефир. Тебе не нравится пиво? Отдай соседям по палате.</text:p>
      <text:p text:style-name="P31">Второй рубль шёл на сладости: пирожные, зефиры и т. п.</text:p>
      <text:p text:style-name="P31">Для траты третьего рубля я заходил на Железнодорожный Вокзал и на большом прилавке «Союзпечать», рядом со входом в ресторан, покупал журнал «Перець» и конотопскую городскую газету «Радянський прапор», которую отец мой ласково называл «наш брехунок».</text:p>
      <text:p text:style-name="P31"/>
      <text:p text:style-name="P31">Пакет готов, можно идти навещать.</text:p>
      <text:p text:style-name="P31">Трения возникали лишь при последующих отчётах за потраченные троячки, которые мне возмещал профсоюз. Слаушевский никак не соглашался на упоминание в отчётах бутылки пива.</text:p>
      <text:p text:style-name="P31">Профсоюз и пиво — две вещи несовместные.</text:p>
      <text:p text:style-name="P31">Тогда, в качестве компромисса, я предлагал, чтоб он сам писал отчёты, а я подпишу что угодно.</text:p>
      <text:p text:style-name="P32">Вот какой, чётко сбалансированной системе жить оставалось лишь до ноябрьского отчётно-выборного собрания профсоюза СМП-615.</text:p>
      <text:p text:style-name="P32">И тем не менее, я успел накормить Панченко вафлями.</text:p>
      <text:p text:style-name="P32">Услыхав по телефону регистратуры, что от нас поступил некий Панченко, я понял, что откладывать нельзя <text:s/>- мне ни к чему риск скоропостижной выписки.</text:p>
      <text:p text:style-name="P32">На усладительный рубль я закупил ему вафли, а потом снова вафли и опять вафли — все в разных упаковках и из разных магазинов.</text:p>
      <text:p text:style-name="P32"/>
      <text:p text:style-name="P32">С тёмным вечером за окнами железнодорожной больницы, я похвалил интерьер его <text:s/>отделения и передал чуть звякнувший пакет. Он не мог отказаться, он знал, что там есть пиво.</text:p>
      <text:p text:style-name="P32">Почему я так <text:s/>хохотал мотаясь между магазинами в поисках вафлей разного цвета? Трудно сказать, но я смеялся до слёз.</text:p>
      <text:p text:style-name="P32"/>
      <text:p text:style-name="P32">Через пару дней Лида из нашей бригады спросила меня с глазу на глаз в вагончике:</text:p>
      <text:p text:style-name="P32">- Панченко навещал?</text:p>
      <text:p text:style-name="P32">- А как же.</text:p>
      <text:p text:style-name="P32"><text:soft-page-break/>- Тоже пирожные?</text:p>
      <text:p text:style-name="P32">- Не. Ему только вафли...</text:p>
      <text:p text:style-name="P32">Она знала, что я принципиально не вру и — умолкла, а мне снова пришлось сдерживать неуместный смех.</text:p>
      <text:p text:style-name="P32">Вскоре в вагончик зачем-то зашёл Панченко. Осторожно взвешивая каждое слово Лида спросила навещал ли я его.</text:p>
      <text:p text:style-name="P32">- Да.</text:p>
      <text:p text:style-name="P32">- С передачей?</text:p>
      <text:p text:style-name="P32">- А там какие-то газетки, я их и не читал.</text:p>
      <text:p text:style-name="P32">Больше не было сказано ни слова. Остальное она высказала дома своему Мыколе. Что он уже семейный мужик <text:span text:style-name="T29">и пусть поменьше слушает и заглядывает в рот этому вафлеглоту Панченко...</text:span></text:p>
      <text:p text:style-name="P32"/>
      <text:p text:style-name="P39">Я не сразу понят отчего бракоразводный процесс оставил во мне ощущение какой-то недовершённости. Чего-то ему не хватало.</text:p>
      <text:p text:style-name="P39">Отличительная черта моего тугодумия в том, что в конце концов мне доходит о чём я сперва и думать не думал.</text:p>
      <text:p text:style-name="P39">Оказывается, этот народный судья совершенно забыл даже и словом обмолвиться про алименты! Как будто я бездетный.</text:p>
      <text:p text:style-name="P39">На мои плечи легла задача исправить судебную ошибку.</text:p>
      <text:p text:style-name="P39">С декабря месяца я начал ежемесячно пересылать по 30 руб. на Красных партизан. Для этого в день получки я пользовался почтовым отделением напротив автовокзала.</text:p>
      <text:p text:style-name="P39">Но поскольку ты была не единственным моим ребёнком, точно такую же сумму я отправлял и на Декабристов 13.</text:p>
      <text:p text:style-name="P39">«30 в Нежин, 30 в Конотоп» на несколько лет стало моим финансовым образом жизни и самой повторяемой строчкой в записной книжке.</text:p>
      <text:p text:style-name="P39">Почему именно столько? Не знаю. В сумме это составляло половину моей зарплаты и, помимо гигиенично-банно-прачечных расходов, я иногда покупал книги и ежедневно обедал в столовых.</text:p>
      <text:p text:style-name="P39"/>
      <text:p text:style-name="P52">Мать моя поначалу пыталась мне доказать, что это неправильно и конотопскую «тридцатку» я мог бы приносить и отдавать на Декабристов 13 из рук в руки, хотя ей эти деньги и не нужны, но я отвечал, что мне так удобнее.</text:p>
      <text:p text:style-name="P52">От бригады, конечно, алименты не остались секретом — при моём принципе отвечать на прямые вопросы без увёрток им достаточно было спросить чего это я каждую получку иду на почту возле автовокзала.</text:p>
      <text:p text:style-name="P52">Женщины тоже спрашивали почему именно 30 руб.</text:p>
      <text:p text:style-name="P52">С непонятно откуда и на кого нахлынувшей злостью, я ответил, что большего и не надо и, когда я начту получать по 3000 руб. в месяц, «тридцатки» в Нежин и Конотоп так и останутся «тридцатками».</text:p>
      <text:p text:style-name="P52">Случались месяца когда я не мог разослать алименты, поэтому строке в блокноте «30 в Нежин, 30 в Конотоп» приходилось ждать, пока наскребётся искомая сумма и после её отправки рядом со строкой появится «птичка».</text:p>
      <text:p text:style-name="P52"/>
      <text:p text:style-name="P52">В какой-то период я посылал всего по 15 руб.</text:p>
      <text:p text:style-name="P52">Это случилось после того, как я случайно услышал разговор Наташи с моей матерью, что Ира когда-то продала мой кожух, оставив себе все деньги.</text:p>
      <text:p text:style-name="P52">Я замечал исчезновение кожуха, но куда и как он делся понятия не имел.</text:p>
      <text:p text:style-name="P52">Теперь, для восстановления репутации жены Цезаря мне пришлось понизить алиментную ставку, покуда не набралась сумма в 90 руб.</text:p>
      <text:p text:style-name="P52">Деньги я отвёз в Нежин и в почтовом отделении на Красных партизан попросил <text:s/>случайную посетительницу заполнить почтовый бланк под мою диктовку.</text:p>
      <text:p text:style-name="P53"><text:soft-page-break/>В месте на бланке отведённом для приписок личного характера я написал корявым почерком с наклоном влево: «за кожух».</text:p>
      <text:p text:style-name="P53">Почему 90 руб.? Просто новенький и с длинными полами стоил 120 руб., а этот был коротким и ещё с Объекта — остальное чистая арифметика.</text:p>
      <text:p text:style-name="P53"/>
      <text:p text:style-name="P53">Получив столь крупный перевод моя мать порывалась спросить меня о чём-то, но на тот момент я уже не разговаривал со своими родителями, так что спрашивать тупо молчащего меня «за кожух» не имело смысла.</text:p>
      <text:p text:style-name="P53"/>
      <text:p text:style-name="P53">Тут интересно отметить, что мудрость посторонних не в силах сделать нас умнее.</text:p>
      <text:p text:style-name="P53">В одном из рассказов, там где у Моэма про молодого человека, который перестал общаться со своими родителями, автор говорит, что в этом суровом и враждебном мире человек находит способы сделать своё положение ещё хуже.</text:p>
      <text:p text:style-name="P53">Я согласился с мудрстью сентенции, но не воспользовался ею.</text:p>
      <text:p text:style-name="P53">Понадобилось десять лет разлуки, четыре года из которых ушли на полномасштабную войну, чтобы приехав на побывку в Конотоп, я снова начал разговаривать со своими родителями.</text:p>
      <text:p text:style-name="P53">Меня поразило до чего» оказывается» это легко сделать — просто взять и заговорить. И мне приятно было выговаривать слова «мама», «папа»...</text:p>
      <text:p text:style-name="P53">Вот только слегка казалось, что это я обращаюсь не к своим родителям, или что это говорю не совсем я. Наверное с отвычки, а может из-за того что все мы уже так сильно изменилис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hrguey </meta:initial-creator>
    <meta:creation-date>2016-04-06T20:04:50.517609382</meta:creation-date>
    <dc:date>2016-09-16T08:58:22.596205209</dc:date>
    <dc:creator>sehrguey </dc:creator>
    <meta:editing-duration>PT5H30M10S</meta:editing-duration>
    <meta:editing-cycles>42</meta:editing-cycles>
    <meta:generator>LibreOffice/4.3.3.2$Linux_x86 LibreOffice_project/430m0$Build-2</meta:generator>
    <meta:document-statistic meta:table-count="0" meta:image-count="0" meta:object-count="0" meta:page-count="16" meta:paragraph-count="398" meta:word-count="7358" meta:character-count="47213" meta:non-whitespace-character-count="40070"/>
  </office:meta>
</office:document-meta>
</file>